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under>
              <mi>lim</mi>
              <mrow>
                <mi>h</mi>
                <mo stretchy="false">→</mo>
                <mn>0</mn>
              </mrow>
            </munder>
            <mfrac>
              <mrow>
                <mi mathvariant="italic">sen</mi>
                <mrow>
                  <mrow>
                    <mo fence="true" stretchy="false">(</mo>
                    <mrow>
                      <mrow>
                        <mi>x</mi>
                        <mo stretchy="false">+</mo>
                        <mi>h</mi>
                      </mrow>
                    </mrow>
                    <mo fence="true" stretchy="false">)</mo>
                  </mrow>
                  <mo stretchy="false">−</mo>
                  <mi mathvariant="italic">sen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i>h</mi>
            </mfrac>
          </mrow>
        </mtd>
      </mtr>
      <mtr>
        <mtd>
          <mrow/>
        </mtd>
      </mtr>
      <mtr>
        <mtd>
          <mrow>
            <mspace width="0.5em"/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 mathvariant="italic">sen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∗</mo>
                    <mi>cos</mi>
                  </mrow>
                  <mrow>
                    <mrow>
                      <mo fence="true" stretchy="false">(</mo>
                      <mrow>
                        <mi>h</mi>
                      </mrow>
                      <mo fence="true" stretchy="false">)</mo>
                    </mrow>
                    <mo stretchy="false">+</mo>
                    <mi>cos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∗</mo>
                    <mi mathvariant="italic">sen</mi>
                  </mrow>
                  <mrow>
                    <mrow>
                      <mo fence="true" stretchy="false">(</mo>
                      <mrow>
                        <mi>h</mi>
                      </mrow>
                      <mo fence="true" stretchy="false">)</mo>
                    </mrow>
                    <mo stretchy="false">−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i>h</mi>
              </mfrac>
            </mrow>
          </mrow>
        </mtd>
      </mtr>
      <mtr>
        <mtd>
          <mrow/>
        </mtd>
      </mtr>
      <mtr>
        <mtd>
          <mrow>
            <mspace width="0.5em"/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 mathvariant="italic">sen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∗</mo>
                    <mi>cos</mi>
                  </mrow>
                  <mrow>
                    <mrow>
                      <mo fence="true" stretchy="false">(</mo>
                      <mrow>
                        <mi>h</mi>
                      </mrow>
                      <mo fence="true" stretchy="false">)</mo>
                    </mrow>
                    <mo stretchy="false">−</mo>
                    <mi mathvariant="italic">sen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os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∗</mo>
                    <mi mathvariant="italic">sen</mi>
                  </mrow>
                  <mrow>
                    <mo fence="true" stretchy="false">(</mo>
                    <mrow>
                      <mi>h</mi>
                    </mrow>
                    <mo fence="true" stretchy="false">)</mo>
                  </mrow>
                </mrow>
                <mi>h</mi>
              </mfrac>
            </mrow>
          </mrow>
        </mtd>
      </mtr>
      <mtr>
        <mtd>
          <mrow/>
        </mtd>
      </mtr>
      <mtr>
        <mtd>
          <mrow>
            <mspace width="0.5em"/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 mathvariant="italic">sen</mi>
                  <mrow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∗</mo>
                      <mrow>
                        <mo fence="true" stretchy="false">(</mo>
                        <mrow>
                          <mrow>
                            <mi>cos</mi>
                            <mrow>
                              <mrow>
                                <mo fence="true" stretchy="false">(</mo>
                                <mrow>
                                  <mi>h</mi>
                                </mrow>
                                <mo fence="true" stretchy="false">)</mo>
                              </mrow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  <mo stretchy="false">+</mo>
                    <mi>cos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∗</mo>
                    <mi mathvariant="italic">sen</mi>
                  </mrow>
                  <mrow>
                    <mo fence="true" stretchy="false">(</mo>
                    <mrow>
                      <mi>h</mi>
                    </mrow>
                    <mo fence="true" stretchy="false">)</mo>
                  </mrow>
                </mrow>
                <mi>h</mi>
              </mfrac>
            </mrow>
          </mrow>
        </mtd>
      </mtr>
      <mtr>
        <mtd>
          <mrow/>
        </mtd>
      </mtr>
      <mtr>
        <mtd>
          <mrow>
            <mspace width="0.5em"/>
            <mo stretchy="false">=</mo>
            <mrow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frac>
                  <mrow>
                    <mi mathvariant="italic">sen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∗</mo>
                      <mrow>
                        <mo fence="true" stretchy="false">(</mo>
                        <mrow>
                          <mrow>
                            <mi>cos</mi>
                            <mrow>
                              <mrow>
                                <mo fence="true" stretchy="false">(</mo>
                                <mrow>
                                  <mi>h</mi>
                                </mrow>
                                <mo fence="true" stretchy="false">)</mo>
                              </mrow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</mrow>
                  <mi>h</mi>
                </mfrac>
              </mrow>
              <mo stretchy="false">+</mo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frac>
                  <mrow>
                    <mi>cos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∗</mo>
                      <mi mathvariant="italic">sen</mi>
                    </mrow>
                    <mrow>
                      <mo fence="true" stretchy="false">(</mo>
                      <mrow>
                        <mi>h</mi>
                      </mrow>
                      <mo fence="true" stretchy="false">)</mo>
                    </mrow>
                  </mrow>
                  <mi>h</mi>
                </mfrac>
              </mrow>
            </mrow>
          </mrow>
        </mtd>
      </mtr>
      <mtr>
        <mtd>
          <mrow/>
        </mtd>
      </mtr>
      <mtr>
        <mtd>
          <mrow>
            <mspace width="0.5em"/>
            <mo stretchy="false">=</mo>
            <mrow>
              <mrow>
                <mrow>
                  <munder>
                    <mi>lim</mi>
                    <mrow>
                      <mi>h</mi>
                      <mo stretchy="false">→</mo>
                      <mn>0</mn>
                    </mrow>
                  </munder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stretchy="false">∗</mo>
                <mfrac>
                  <mrow>
                    <mo fence="true" stretchy="false">(</mo>
                    <mrow>
                      <mrow>
                        <mi>cos</mi>
                        <mrow>
                          <mrow>
                            <mo fence="true" stretchy="false">(</mo>
                            <mrow>
                              <mi>h</mi>
                            </mrow>
                            <mo fence="true" stretchy="false">)</mo>
                          </mrow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i>h</mi>
                </mfrac>
              </mrow>
              <mo stretchy="false">+</mo>
              <mrow>
                <mrow>
                  <munder>
                    <mi>lim</mi>
                    <mrow>
                      <mi>h</mi>
                      <mo stretchy="false">→</mo>
                      <mn>0</mn>
                    </mrow>
                  </munder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stretchy="false">∗</mo>
                <mfrac>
                  <mrow>
                    <mi mathvariant="italic">sen</mi>
                    <mrow>
                      <mo fence="true" stretchy="false">(</mo>
                      <mrow>
                        <mi>h</mi>
                      </mrow>
                      <mo fence="true" stretchy="false">)</mo>
                    </mrow>
                  </mrow>
                  <mi>h</mi>
                </mfrac>
              </mrow>
            </mrow>
          </mrow>
        </mtd>
      </mtr>
      <mtr>
        <mtd>
          <mrow/>
        </mtd>
      </mtr>
      <mtr>
        <mtd>
          <mrow>
            <mrow>
              <mspace width="0.5em"/>
              <mo stretchy="false">=</mo>
              <mi mathvariant="italic">sen</mi>
            </mrow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∗</mo>
                <mn>0</mn>
              </mrow>
              <mo stretchy="false">+</mo>
              <mi>cos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∗</mo>
              <mn>1</mn>
            </mrow>
          </mrow>
        </mtd>
      </mtr>
      <mtr>
        <mtd>
          <mrow/>
        </mtd>
      </mtr>
      <mtr>
        <mtd>
          <mrow>
            <mrow>
              <mspace width="0.5em"/>
              <mo stretchy="false">=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</mtable>
    <annotation encoding="StarMath 5.0">lim from { h rightarrow 0 }{ {sen(x+h) - sen(x)} over h }
newline
newline
`=lim from { h rightarrow 0 }{ {sen(x)*cos(h)+cos(x)*sen(h) - sen(x)} over h }
newline
newline
`=lim from { h rightarrow 0 }{ {sen(x)*cos(h)- sen(x)+cos(x)*sen(h)} over h }
newline
newline
`=lim from { h rightarrow 0 }{ {sen(x)*(cos(h)- 1)+cos(x)*sen(h)} over h }
newline
newline
`=lim from { h rightarrow 0 }{ {sen(x)*(cos(h)- 1)} over h}+lim from { h rightarrow 0 }{{cos(x)*sen(h)} over h }
newline
newline
`=lim from { h rightarrow 0 }{sen(x)}*{{(cos(h)- 1)} over h}+lim from { h rightarrow 0 }{cos(x)}*{{sen(h)} over h }
newline
newline
`=sen(x)*0+cos(x)*1
newline
newline
`=cos(x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18:44:09.478234898</meta:creation-date>
    <dc:date>2016-04-06T18:51:49.892754024</dc:date>
    <meta:editing-duration>PT7M33S</meta:editing-duration>
    <meta:editing-cycles>4</meta:editing-cycles>
    <meta:generator>LibreOffice/5.0.5.2$Linux_X86_64 LibreOffice_project/00$Build-2</meta:generator>
  </office:meta>
</office:document-meta>
</file>